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1.3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13in" svg:x="11.6394in" svg:y="0.7181in">
            <draw:object draw:notify-on-update-of-ranges="Sheet1.F2:Sheet1.F22 Sheet1.I1:Sheet1.I1 Sheet1.I2:Sheet1.I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413in" svg:x="5.6622in" svg:y="4.3665in">
            <draw:object draw:notify-on-update-of-ranges="Sheet1.I2:Sheet1.I22 Sheet1.G2:Sheet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mAh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hifted Voltage 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table:formula="of:=([.$F$23]-[.F2])/[.$F$23]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  <table:table-cell table:formula="of:=[.H2]-[.$J$2]" office:value-type="float" office:value="0.66" calcext:value-type="float">
            <text:p>0.6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/>
          <table:table-cell table:number-matrix-columns-spanned="2" table:number-matrix-rows-spanned="5" table:formula="of:=LINEST([.F2:.F22];[.H2:.H22]^{1;3};3.7;1)" office:value-type="float" office:value="49.4795533782473" calcext:value-type="float">
            <text:p>49.4795533782473</text:p>
          </table:table-cell>
          <table:table-cell office:value-type="float" office:value="-3276.05431201734" calcext:value-type="float">
            <text:p>-3276.05431201734</text:p>
          </table:table-cell>
        </table:table-row>
        <table:table-row table:style-name="ro1">
          <table:table-cell/>
          <table:table-cell office:value-type="float" office:value="3.84" calcext:value-type="float">
            <text:p>3.8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85" calcext:value-type="float">
            <text:p>85</text:p>
          </table:table-cell>
          <table:table-cell table:formula="of:=([.$F$23]-[.F3])/[.$F$23]" office:value-type="float" office:value="0.89375" calcext:value-type="float">
            <text:p>0.89375</text:p>
          </table:table-cell>
          <table:table-cell office:value-type="float" office:value="3.84" calcext:value-type="float">
            <text:p>3.84</text:p>
          </table:table-cell>
          <table:table-cell table:formula="of:=[.H3]-[.$J$2]" office:value-type="float" office:value="0.54" calcext:value-type="float">
            <text:p>0.54</text:p>
          </table:table-cell>
          <table:table-cell table:number-columns-repeated="3"/>
          <table:table-cell office:value-type="float" office:value="22.6171051533638" calcext:value-type="float">
            <text:p>22.6171051533638</text:p>
          </table:table-cell>
          <table:table-cell office:value-type="float" office:value="921.956996137516" calcext:value-type="float">
            <text:p>921.956996137516</text:p>
          </table:table-cell>
        </table:table-row>
        <table:table-row table:style-name="ro1">
          <table:table-cell/>
          <table:table-cell office:value-type="float" office:value="3.74" calcext:value-type="float">
            <text:p>3.7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184" calcext:value-type="float">
            <text:p>184</text:p>
          </table:table-cell>
          <table:table-cell table:formula="of:=([.$F$23]-[.F4])/[.$F$23]" office:value-type="float" office:value="0.77" calcext:value-type="float">
            <text:p>0.77</text:p>
          </table:table-cell>
          <table:table-cell office:value-type="float" office:value="3.74" calcext:value-type="float">
            <text:p>3.74</text:p>
          </table:table-cell>
          <table:table-cell table:formula="of:=[.H4]-[.$J$2]" office:value-type="float" office:value="0.44" calcext:value-type="float">
            <text:p>0.44</text:p>
          </table:table-cell>
          <table:table-cell table:number-columns-repeated="3"/>
          <table:table-cell office:value-type="float" office:value="0.970985071559397" calcext:value-type="float">
            <text:p>0.970985071559397</text:p>
          </table:table-cell>
          <table:table-cell office:value-type="float" office:value="44.5350312831177" calcext:value-type="float">
            <text:p>44.5350312831177</text:p>
          </table:table-cell>
        </table:table-row>
        <table:table-row table:style-name="ro1">
          <table:table-cell/>
          <table:table-cell office:value-type="float" office:value="3.67" calcext:value-type="float">
            <text:p>3.67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270" calcext:value-type="float">
            <text:p>270</text:p>
          </table:table-cell>
          <table:table-cell table:formula="of:=([.$F$23]-[.F5])/[.$F$23]" office:value-type="float" office:value="0.6625" calcext:value-type="float">
            <text:p>0.6625</text:p>
          </table:table-cell>
          <table:table-cell office:value-type="float" office:value="3.67" calcext:value-type="float">
            <text:p>3.67</text:p>
          </table:table-cell>
          <table:table-cell table:formula="of:=[.H5]-[.$J$2]" office:value-type="float" office:value="0.37" calcext:value-type="float">
            <text:p>0.37</text:p>
          </table:table-cell>
          <table:table-cell table:number-columns-repeated="3"/>
          <table:table-cell office:value-type="float" office:value="301.18515239229" calcext:value-type="float">
            <text:p>301.185152392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 table:formula="of:=([.$F$23]-[.F6])/[.$F$23]"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table:formula="of:=[.H6]-[.$J$2]" office:value-type="float" office:value="0.68" calcext:value-type="float">
            <text:p>0.68</text:p>
          </table:table-cell>
          <table:table-cell table:number-columns-repeated="3"/>
          <table:table-cell office:value-type="float" office:value="1194722.59589025" calcext:value-type="float">
            <text:p>1194722.59589025</text:p>
          </table:table-cell>
          <table:table-cell office:value-type="float" office:value="35700.6422049889" calcext:value-type="float">
            <text:p>35700.6422049889</text:p>
          </table:table-cell>
        </table:table-row>
        <table:table-row table:style-name="ro1">
          <table:table-cell/>
          <table:table-cell office:value-type="float" office:value="3.88" calcext:value-type="float">
            <text:p>3.8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82" calcext:value-type="float">
            <text:p>82</text:p>
          </table:table-cell>
          <table:table-cell table:formula="of:=([.$F$23]-[.F7])/[.$F$23]" office:value-type="float" office:value="0.8975" calcext:value-type="float">
            <text:p>0.8975</text:p>
          </table:table-cell>
          <table:table-cell office:value-type="float" office:value="3.88" calcext:value-type="float">
            <text:p>3.88</text:p>
          </table:table-cell>
          <table:table-cell table:formula="of:=[.H7]-[.$J$2]" office:value-type="float" office:value="0.58" calcext:value-type="float">
            <text:p>0.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64" calcext:value-type="float">
            <text:p>3.6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341" calcext:value-type="float">
            <text:p>341</text:p>
          </table:table-cell>
          <table:table-cell table:formula="of:=([.$F$23]-[.F8])/[.$F$23]" office:value-type="float" office:value="0.57375" calcext:value-type="float">
            <text:p>0.57375</text:p>
          </table:table-cell>
          <table:table-cell office:value-type="float" office:value="3.64" calcext:value-type="float">
            <text:p>3.64</text:p>
          </table:table-cell>
          <table:table-cell table:formula="of:=[.H8]-[.$J$2]"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9" calcext:value-type="float">
            <text:p>3.59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423" calcext:value-type="float">
            <text:p>423</text:p>
          </table:table-cell>
          <table:table-cell table:formula="of:=([.$F$23]-[.F9])/[.$F$23]" office:value-type="float" office:value="0.47125" calcext:value-type="float">
            <text:p>0.47125</text:p>
          </table:table-cell>
          <table:table-cell office:value-type="float" office:value="3.59" calcext:value-type="float">
            <text:p>3.59</text:p>
          </table:table-cell>
          <table:table-cell table:formula="of:=[.H9]-[.$J$2]" office:value-type="float" office:value="0.29" calcext:value-type="float">
            <text:p>0.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46" calcext:value-type="float">
            <text:p>3.46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662" calcext:value-type="float">
            <text:p>662</text:p>
          </table:table-cell>
          <table:table-cell table:formula="of:=([.$F$23]-[.F10])/[.$F$23]" office:value-type="float" office:value="0.1725" calcext:value-type="float">
            <text:p>0.1725</text:p>
          </table:table-cell>
          <table:table-cell office:value-type="float" office:value="3.46" calcext:value-type="float">
            <text:p>3.46</text:p>
          </table:table-cell>
          <table:table-cell table:formula="of:=[.H10]-[.$J$2]" office:value-type="float" office:value="0.16" calcext:value-type="float">
            <text:p>0.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49" calcext:value-type="float">
            <text:p>3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662" calcext:value-type="float">
            <text:p>662</text:p>
          </table:table-cell>
          <table:table-cell table:formula="of:=([.$F$23]-[.F11])/[.$F$23]" office:value-type="float" office:value="0.1725" calcext:value-type="float">
            <text:p>0.1725</text:p>
          </table:table-cell>
          <table:table-cell office:value-type="float" office:value="3.49" calcext:value-type="float">
            <text:p>3.49</text:p>
          </table:table-cell>
          <table:table-cell table:formula="of:=[.H11]-[.$J$2]"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28" calcext:value-type="float">
            <text:p>3.2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800" calcext:value-type="float">
            <text:p>800</text:p>
          </table:table-cell>
          <table:table-cell table:formula="of:=([.$F$23]-[.F12])/[.$F$23]"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table:formula="of:=[.H12]-[.$J$2]" office:value-type="float" office:value="-0.02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 table:formula="of:=([.$F$23]-[.F13])/[.$F$23]"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table:formula="of:=[.H13]-[.$J$2]"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89" calcext:value-type="float">
            <text:p>3.8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41" calcext:value-type="float">
            <text:p>41</text:p>
          </table:table-cell>
          <table:table-cell table:formula="of:=([.$F$23]-[.F14])/[.$F$23]" office:value-type="float" office:value="0.94875" calcext:value-type="float">
            <text:p>0.94875</text:p>
          </table:table-cell>
          <table:table-cell office:value-type="float" office:value="3.89" calcext:value-type="float">
            <text:p>3.89</text:p>
          </table:table-cell>
          <table:table-cell table:formula="of:=[.H14]-[.$J$2]" office:value-type="float" office:value="0.59" calcext:value-type="float">
            <text:p>0.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87" calcext:value-type="float">
            <text:p>3.8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67" calcext:value-type="float">
            <text:p>67</text:p>
          </table:table-cell>
          <table:table-cell table:formula="of:=([.$F$23]-[.F15])/[.$F$23]" office:value-type="float" office:value="0.91625" calcext:value-type="float">
            <text:p>0.91625</text:p>
          </table:table-cell>
          <table:table-cell office:value-type="float" office:value="3.87" calcext:value-type="float">
            <text:p>3.87</text:p>
          </table:table-cell>
          <table:table-cell table:formula="of:=[.H15]-[.$J$2]" office:value-type="float" office:value="0.57" calcext:value-type="float">
            <text:p>0.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79" calcext:value-type="float">
            <text:p>3.7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134" calcext:value-type="float">
            <text:p>134</text:p>
          </table:table-cell>
          <table:table-cell table:formula="of:=([.$F$23]-[.F16])/[.$F$23]" office:value-type="float" office:value="0.8325" calcext:value-type="float">
            <text:p>0.8325</text:p>
          </table:table-cell>
          <table:table-cell office:value-type="float" office:value="3.79" calcext:value-type="float">
            <text:p>3.79</text:p>
          </table:table-cell>
          <table:table-cell table:formula="of:=[.H16]-[.$J$2]" office:value-type="float" office:value="0.49" calcext:value-type="float">
            <text:p>0.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67" calcext:value-type="float">
            <text:p>3.67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269" calcext:value-type="float">
            <text:p>269</text:p>
          </table:table-cell>
          <table:table-cell table:formula="of:=([.$F$23]-[.F17])/[.$F$23]" office:value-type="float" office:value="0.66375" calcext:value-type="float">
            <text:p>0.66375</text:p>
          </table:table-cell>
          <table:table-cell office:value-type="float" office:value="3.67" calcext:value-type="float">
            <text:p>3.67</text:p>
          </table:table-cell>
          <table:table-cell table:formula="of:=[.H17]-[.$J$2]" office:value-type="float" office:value="0.37" calcext:value-type="float">
            <text:p>0.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69" calcext:value-type="float">
            <text:p>3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269" calcext:value-type="float">
            <text:p>269</text:p>
          </table:table-cell>
          <table:table-cell table:formula="of:=([.$F$23]-[.F18])/[.$F$23]" office:value-type="float" office:value="0.66375" calcext:value-type="float">
            <text:p>0.66375</text:p>
          </table:table-cell>
          <table:table-cell office:value-type="float" office:value="3.69" calcext:value-type="float">
            <text:p>3.69</text:p>
          </table:table-cell>
          <table:table-cell table:formula="of:=[.H18]-[.$J$2]" office:value-type="float" office:value="0.39" calcext:value-type="float">
            <text:p>0.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391" calcext:value-type="float">
            <text:p>391</text:p>
          </table:table-cell>
          <table:table-cell table:formula="of:=([.$F$23]-[.F19])/[.$F$23]" office:value-type="float" office:value="0.51125" calcext:value-type="float">
            <text:p>0.51125</text:p>
          </table:table-cell>
          <table:table-cell office:value-type="float" office:value="3.6" calcext:value-type="float">
            <text:p>3.6</text:p>
          </table:table-cell>
          <table:table-cell table:formula="of:=[.H19]-[.$J$2]"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8" calcext:value-type="float">
            <text:p>3.58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424" calcext:value-type="float">
            <text:p>424</text:p>
          </table:table-cell>
          <table:table-cell table:formula="of:=([.$F$23]-[.F20])/[.$F$23]" office:value-type="float" office:value="0.47" calcext:value-type="float">
            <text:p>0.47</text:p>
          </table:table-cell>
          <table:table-cell office:value-type="float" office:value="3.58" calcext:value-type="float">
            <text:p>3.58</text:p>
          </table:table-cell>
          <table:table-cell table:formula="of:=[.H20]-[.$J$2]" office:value-type="float" office:value="0.28" calcext:value-type="float">
            <text:p>0.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3" calcext:value-type="float">
            <text:p>3.53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543" calcext:value-type="float">
            <text:p>543</text:p>
          </table:table-cell>
          <table:table-cell table:formula="of:=([.$F$23]-[.F21])/[.$F$23]" office:value-type="float" office:value="0.32125" calcext:value-type="float">
            <text:p>0.32125</text:p>
          </table:table-cell>
          <table:table-cell office:value-type="float" office:value="3.53" calcext:value-type="float">
            <text:p>3.53</text:p>
          </table:table-cell>
          <table:table-cell table:formula="of:=[.H21]-[.$J$2]" office:value-type="float" office:value="0.23" calcext:value-type="float">
            <text:p>0.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49" calcext:value-type="float">
            <text:p>3.49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600" calcext:value-type="float">
            <text:p>600</text:p>
          </table:table-cell>
          <table:table-cell table:formula="of:=([.$F$23]-[.F22])/[.$F$23]" office:value-type="float" office:value="0.25" calcext:value-type="float">
            <text:p>0.25</text:p>
          </table:table-cell>
          <table:table-cell office:value-type="float" office:value="3.49" calcext:value-type="float">
            <text:p>3.49</text:p>
          </table:table-cell>
          <table:table-cell table:formula="of:=[.H22]-[.$J$2]"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22])" office:value-type="float" office:value="800" calcext:value-type="float">
            <text:p>800</text:p>
          </table:table-cell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 style:data-style-name="N2" text:time-value="11:24:41.1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9:21:29.429000000</meta:creation-date>
    <dc:date>2024-12-23T11:33:53.998000000</dc:date>
    <meta:editing-duration>PT33M9S</meta:editing-duration>
    <meta:editing-cycles>2</meta:editing-cycles>
    <meta:generator>LibreOffice/24.8.3.2$Windows_X86_64 LibreOffice_project/48a6bac9e7e268aeb4c3483fcf825c94556d9f92</meta:generator>
    <meta:document-statistic meta:table-count="1" meta:cell-count="16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scatter" chart:style-name="ch1">
        <chart:legend chart:legend-position="end" svg:x="10.018cm" svg:y="3.944cm" style:legend-expansion="high" chart:style-name="ch2"/>
        <chart:plot-area chart:style-name="ch3" table:cell-range-address="Sheet1.F2:Sheet1.F22 Sheet1.I1:Sheet1.I22" chart:data-source-has-labels="row" svg:x="0.32cm" svg:y="0.179cm" svg:width="9.378cm" svg:height="8.638cm">
          <chart:coordinate-region svg:x="1.191cm" svg:y="0.381cm" svg:width="8.205cm" svg:height="8.2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22" chart:label-cell-address="Sheet1.I1:Sheet1.I1" chart:class="chart:scatter">
            <chart:domain table:cell-range-address="Sheet1.F2:Sheet1.F22"/>
            <chart:regression-curve chart:style-name="ch8">
              <chart:equation chart:display-equation="true" chart:display-r-square="true" svg:x="2.494cm" svg:y="0.331cm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hifted Voltage 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:Sheet1.F22</svg:desc>
                </draw:g>
              </table:table-cell>
              <table:table-cell office:value-type="float" office:value="0.66">
                <text:p>0.66</text:p>
                <draw:g>
                  <svg:desc>Sheet1.I2:Sheet1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">
                <text:p>18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1">
                <text:p>34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3">
                <text:p>42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2">
                <text:p>66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2">
                <text:p>66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">
                <text:p>13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9">
                <text:p>26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9">
                <text:p>26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">
                <text:p>3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4">
                <text:p>4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3">
                <text:p>54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tru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9" style:family="chart" style:data-style-name="N129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scatter" chart:column-mapping="1 0" chart:style-name="ch1">
        <chart:legend chart:legend-position="end" svg:x="10.939cm" svg:y="3.944cm" style:legend-expansion="high" chart:style-name="ch2"/>
        <chart:plot-area chart:style-name="ch3" table:cell-range-address="Sheet1.I2:Sheet1.I22 Sheet1.G2:Sheet1.G22" svg:x="0.32cm" svg:y="0.179cm" svg:width="10.299cm" svg:height="8.638cm">
          <chart:coordinate-region svg:x="0.63cm" svg:y="0.382cm" svg:width="9.737cm" svg:height="7.7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22" chart:class="chart:scatter">
            <chart:domain table:cell-range-address="Sheet1.I2:Sheet1.I22"/>
            <chart:regression-curve chart:style-name="ch8">
              <chart:equation chart:display-equation="true" chart:display-r-square="true" svg:x="2.834cm" svg:y="0.661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">
                <text:p>0.66</text:p>
                <draw:g>
                  <svg:desc>Sheet1.I2:Sheet1.I22</svg:desc>
                </draw:g>
              </table:table-cell>
              <table:table-cell office:value-type="float" office:value="1">
                <text:p>1</text:p>
                <draw:g>
                  <svg:desc>Sheet1.G2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">
                <text:p>0.54</text:p>
              </table:table-cell>
              <table:table-cell office:value-type="float" office:value="0.89375">
                <text:p>0.8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">
                <text:p>0.4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625">
                <text:p>0.6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0.8975">
                <text:p>0.8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">
                <text:p>0.34</text:p>
              </table:table-cell>
              <table:table-cell office:value-type="float" office:value="0.57375">
                <text:p>0.57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0.47125">
                <text:p>0.47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1725">
                <text:p>0.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1725">
                <text:p>0.1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">
                <text:p>0.59</text:p>
              </table:table-cell>
              <table:table-cell office:value-type="float" office:value="0.94875">
                <text:p>0.94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">
                <text:p>0.57</text:p>
              </table:table-cell>
              <table:table-cell office:value-type="float" office:value="0.91625">
                <text:p>0.91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">
                <text:p>0.49</text:p>
              </table:table-cell>
              <table:table-cell office:value-type="float" office:value="0.8325">
                <text:p>0.8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">
                <text:p>0.37</text:p>
              </table:table-cell>
              <table:table-cell office:value-type="float" office:value="0.66375">
                <text:p>0.66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">
                <text:p>0.39</text:p>
              </table:table-cell>
              <table:table-cell office:value-type="float" office:value="0.66375">
                <text:p>0.66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0.51125">
                <text:p>0.51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">
                <text:p>0.23</text:p>
              </table:table-cell>
              <table:table-cell office:value-type="float" office:value="0.32125">
                <text:p>0.32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">
                <text:p>0.19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